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1ed94" officeooo:paragraph-rsid="0001ed94" style:font-size-asian="10pt" style:font-size-complex="10pt"/>
    </style:style>
    <style:style style:name="P2" style:family="paragraph" style:parent-style-name="Standard">
      <style:text-properties style:font-name="Courier 10 Pitch" fo:font-size="14pt" fo:font-weight="bold" officeooo:rsid="0001ed94" officeooo:paragraph-rsid="0001ed94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01ed94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052d92" officeooo:paragraph-rsid="00052d92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001ed94" style:font-size-asian="10pt" style:font-size-complex="10pt"/>
    </style:style>
    <style:style style:name="T3" style:family="text">
      <style:text-properties style:font-name="Courier 10 Pitch" fo:font-size="10pt" officeooo:rsid="00052d92" style:font-size-asian="10pt" style:font-size-complex="10pt"/>
    </style:style>
    <style:style style:name="T4" style:family="text">
      <style:text-properties officeooo:rsid="00052d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NGE LOG: 2<text:span text:style-name="T4">9</text:span>/06/2015 </text:p>
      <text:p text:style-name="P2">CAMBIOS:</text:p>
      <text:p text:style-name="P1"/>
      <text:list xml:id="list6143324624069001897" text:style-name="L3">
        <text:list-item>
          <text:p text:style-name="P3"><text:span text:style-name="T2">Se </text:span><text:span text:style-name="T3">hizo el control de fechas para las ofertas.</text:span></text:p>
        </text:list-item>
        <text:list-item>
          <text:p text:style-name="P4"><text:span text:style-name="T1">Se agrego el contador para las ofertas temporales.</text:span></text:p>
        </text:list-item>
        <text:list-item>
          <text:p text:style-name="P4"><text:span text:style-name="T1">Se remodelo la pantalla principal.</text:span></text:p>
        </text:list-item>
        <text:list-item>
          <text:p text:style-name="P4"><text:span text:style-name="T1">Se hicieron las consultas de ofertas recomendadas y ofertas por stock para la pantalla principal.</text:span></text:p>
        </text:list-item>
        <text:list-item>
          <text:p text:style-name="P4"><text:span text:style-name="T1">Se crearon las consultas asíncronas para verificar las ofertas disponibles en la pantalla principal y así actualizar la vista al usuario.</text:span></text:p>
        </text:list-item>
        <text:list-item>
          <text:p text:style-name="P4"><text:span text:style-name="T1">Se hizo el diseño responsive del precio de oferta mostrado en la pantalla principal.</text:span></text:p>
        </text:list-item>
        <text:list-item>
          <text:p text:style-name="P4"><text:span text:style-name="T1">Faltan los filtros de ofertas por categoría, el filtro por búsqueda y la alta de compra para finalizar el fronten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3:55:25.979268589</meta:creation-date>
    <dc:date>2015-06-29T01:16:25.355691830</dc:date>
    <meta:editing-duration>PT23M3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103" meta:character-count="608" meta:non-whitespace-character-count="520"/>
  </office:meta>
</office:document-meta>
</file>